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cm" fo:min-width="2.7cm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4.9cm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5.7cm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5cm"/>
    </style:style>
    <style:style style:name="gr5" style:family="graphic" style:parent-style-name="standard">
      <style:graphic-properties draw:textarea-horizontal-align="justify" draw:textarea-vertical-align="middle" draw:auto-grow-height="false" fo:min-height="0.95cm" fo:min-width="3.4cm"/>
    </style:style>
    <style:style style:name="gr6" style:family="graphic" style:parent-style-name="standard">
      <style:graphic-properties draw:textarea-horizontal-align="justify" draw:textarea-vertical-align="middle" draw:auto-grow-height="false" fo:min-height="0.95cm" fo:min-width="3.3cm"/>
    </style:style>
    <style:style style:name="gr7" style:family="graphic" style:parent-style-name="standard">
      <style:graphic-properties draw:textarea-horizontal-align="justify" draw:textarea-vertical-align="middle" draw:auto-grow-height="false" fo:min-height="0.85cm" fo:min-width="3.3cm"/>
    </style:style>
    <style:style style:name="gr8" style:family="graphic" style:parent-style-name="standard">
      <style:graphic-properties draw:textarea-horizontal-align="justify" draw:textarea-vertical-align="middle" draw:auto-grow-height="false" fo:min-height="0.95cm" fo:min-width="3cm"/>
    </style:style>
    <style:style style:name="gr9" style:family="graphic" style:parent-style-name="standard">
      <style:graphic-properties draw:textarea-horizontal-align="justify" draw:textarea-vertical-align="middle" draw:auto-grow-height="false" fo:min-height="1.05cm" fo:min-width="3.4cm"/>
    </style:style>
    <style:style style:name="gr10" style:family="graphic" style:parent-style-name="objectwithoutfill">
      <style:graphic-properties svg:stroke-color="#009900" draw:marker-end="Arrow" draw:marker-end-width="0.3cm" draw:fill="solid" draw:fill-color="#ff3333" draw:textarea-vertical-align="middle"/>
    </style:style>
    <style:style style:name="gr11" style:family="graphic" style:parent-style-name="objectwithoutfill">
      <style:graphic-properties svg:stroke-color="#009900" draw:marker-end="Arrow" draw:marker-end-width="0.3cm" draw:fill="none" draw:textarea-vertical-align="top"/>
    </style:style>
    <style:style style:name="gr12" style:family="graphic" style:parent-style-name="objectwithoutfill">
      <style:graphic-properties draw:stroke="dash" draw:stroke-dash="Fine_20_Dashed" svg:stroke-color="#0000cc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9900" draw:marker-end="Arrow" draw:marker-end-width="0.3cm" draw:fill="none"/>
    </style:style>
    <style:style style:name="gr14" style:family="graphic" style:parent-style-name="objectwithoutfill">
      <style:graphic-properties draw:stroke="dash" draw:stroke-dash="Fine_20_Dashed" svg:stroke-color="#0000cc" draw:marker-end="Arrow" draw:marker-end-width="0.3cm" draw:fill="none"/>
    </style:style>
    <style:style style:name="gr15" style:family="graphic" style:parent-style-name="objectwithoutfill">
      <style:graphic-properties svg:stroke-color="#009900" draw:marker-end="Arrow" draw:marker-end-width="0.3cm" draw:fill="none" draw:fit-to-contour="false"/>
    </style:style>
    <style:style style:name="gr16" style:family="graphic" style:parent-style-name="standard">
      <style:graphic-properties draw:textarea-horizontal-align="justify" draw:textarea-vertical-align="middle" draw:auto-grow-height="false" fo:min-height="0.95cm" fo:min-width="1.936cm"/>
    </style:style>
    <style:style style:name="gr17" style:family="graphic" style:parent-style-name="standard">
      <style:graphic-properties draw:textarea-horizontal-align="justify" draw:textarea-vertical-align="middle" draw:auto-grow-height="false" fo:min-height="1.02cm" fo:min-width="2.296cm"/>
    </style:style>
    <style:style style:name="gr18" style:family="graphic" style:parent-style-name="objectwithoutfill">
      <style:graphic-properties draw:stroke="dash" draw:stroke-dash="Ultrafine_20_Dashed" svg:stroke-color="#0000cc" draw:marker-end="Arrow" draw:marker-end-width="0.3cm" draw:fill="none"/>
    </style:style>
    <style:style style:name="gr19" style:family="graphic" style:parent-style-name="objectwithoutfill">
      <style:graphic-properties svg:stroke-color="#009900" draw:marker-end="Arrow" draw:marker-end-width="0.3cm" draw:fill="none" draw:textarea-vertical-align="bottom"/>
    </style:style>
    <style:style style:name="gr20" style:family="graphic" style:parent-style-name="objectwithoutfill">
      <style:graphic-properties draw:stroke="solid" draw:stroke-dash="Ultrafine_20_Dashed" svg:stroke-color="#009900" draw:marker-end="Arrow" draw:marker-end-width="0.3cm" draw:fill="none" draw:textarea-vertical-align="middle" fo:padding-top="0cm" fo:padding-bottom="0.4cm" fo:padding-left="0cm"/>
    </style:style>
    <style:style style:name="gr21" style:family="graphic" style:parent-style-name="standard">
      <style:graphic-properties svg:stroke-color="#ff3333" draw:marker-end="Arrowheads_20_1" draw:fill="solid" draw:fill-color="#ffff66" draw:textarea-horizontal-align="justify" draw:textarea-vertical-align="middle" draw:auto-grow-height="false" fo:min-height="0.45cm" fo:min-width="2.9cm" fo:wrap-option="no-wrap"/>
    </style:style>
    <style:style style:name="gr22" style:family="graphic" style:parent-style-name="objectwithoutfill">
      <style:graphic-properties draw:stroke="dash" draw:stroke-dash="Ultrafine_20_Dashed" svg:stroke-color="#0066cc" draw:marker-end="Arrow" draw:marker-end-width="0.3cm" draw:fill="none" draw:textarea-vertical-align="botto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color="#000000" fo:font-size="10pt" style:font-size-asian="10pt" style:font-size-complex="10pt"/>
    </style:style>
    <style:style style:name="P5" style:family="paragraph">
      <style:paragraph-properties fo:text-align="center"/>
      <style:text-properties fo:color="#000000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fo:font-size="10pt" style:font-size-asian="10pt" style:font-size-complex="10pt"/>
    </style:style>
    <style:style style:name="T4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2cm" svg:height="1.3cm" svg:x="5.15cm" svg:y="3.425cm">
          <draw:glue-point draw:id="8" svg:x="5cm" svg:y="2.307cm"/>
          <draw:glue-point draw:id="9" svg:x="5cm" svg:y="-2.307cm"/>
          <draw:glue-point draw:id="10" svg:x="2.656cm" svg:y="-5cm"/>
          <text:p text:style-name="P1"><text:span text:style-name="T1">CHECKED_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" draw:id="id2" draw:layer="layout" svg:width="5.4cm" svg:height="1.2cm" svg:x="11cm" svg:y="3.475cm">
          <draw:glue-point draw:id="8" svg:x="-5.001cm" svg:y="-2.5cm"/>
          <draw:glue-point draw:id="9" svg:x="-4.911cm" svg:y="2.5cm"/>
          <draw:glue-point draw:id="10" svg:x="-2.688cm" svg:y="5cm"/>
          <draw:glue-point draw:id="11" svg:x="2.496cm" svg:y="5cm"/>
          <draw:glue-point draw:id="12" svg:x="-2.596cm" svg:y="-5.008cm"/>
          <draw:glue-point draw:id="13" svg:x="2.588cm" svg:y="-5.008cm"/>
          <text:p text:style-name="P1"><text:span text:style-name="T1">AVAILABLE_FOR_ISS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3" draw:id="id3" draw:layer="layout" svg:width="6.2cm" svg:height="1.2cm" svg:x="18.5cm" svg:y="3.475cm">
          <draw:glue-point draw:id="8" svg:x="5.003cm" svg:y="2.5cm"/>
          <draw:glue-point draw:id="9" svg:x="5.003cm" svg:y="-2.5cm"/>
          <draw:glue-point draw:id="10" svg:x="2.096cm" svg:y="5.016cm"/>
          <text:p text:style-name="P1"><text:span text:style-name="T1">ALLOCATED_TO_CU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4" draw:id="id4" draw:layer="layout" svg:width="5.5cm" svg:height="1.2cm" svg:x="18.85cm" svg:y="7.15cm">
          <draw:glue-point draw:id="8" svg:x="5cm" svg:y="-2.5cm"/>
          <draw:glue-point draw:id="9" svg:x="5cm" svg:y="2.5cm"/>
          <draw:glue-point draw:id="10" svg:x="2.636cm" svg:y="5cm"/>
          <draw:glue-point draw:id="11" svg:x="-2.636cm" svg:y="5cm"/>
          <draw:glue-point draw:id="12" svg:x="2.545cm" svg:y="-5.008cm"/>
          <text:p text:style-name="P1"><text:span text:style-name="T1">APPROVED_FOR_ISS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7" draw:id="id7" draw:layer="layout" svg:width="3.9cm" svg:height="1.2cm" svg:x="11.3cm" svg:y="9.7cm">
          <text:p text:style-name="P1"><text:span text:style-name="T1">CARD_PRINT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11" draw:id="id11" draw:layer="layout" svg:width="3.8cm" svg:height="1.2cm" svg:x="6.6cm" svg:y="6.7cm">
          <draw:glue-point draw:id="8" svg:x="-2.894cm" svg:y="5cm"/>
          <draw:glue-point draw:id="9" svg:x="2.368cm" svg:y="5cm"/>
          <text:p text:style-name="P1"><text:span text:style-name="T1">PIN_CAPTUR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xml:id="id8" draw:id="id8" draw:layer="layout" svg:width="3.8cm" svg:height="1.1cm" svg:x="11.35cm" svg:y="13cm">
          <draw:glue-point draw:id="8" svg:x="-4.868cm" svg:y="-2.272cm"/>
          <draw:glue-point draw:id="9" svg:x="-4.868cm" svg:y="3.181cm"/>
          <text:p text:style-name="P1"><text:span text:style-name="T1">CMS_ERR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xml:id="id6" draw:id="id6" draw:layer="layout" svg:width="3.5cm" svg:height="1.2cm" svg:x="19.85cm" svg:y="13.1cm">
          <text:p text:style-name="P1"><text:span text:style-name="T1">PRINT_ERR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xml:id="id5" draw:id="id5" draw:layer="layout" svg:width="3.9cm" svg:height="1.3cm" svg:x="23.7cm" svg:y="10.4cm">
          <text:p text:style-name="P1"><text:span text:style-name="T1">REQUEST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svg:x1="8.35cm" svg:y1="4.374cm" svg:x2="11.049cm" svg:y2="4.375cm" draw:start-shape="id1" draw:start-glue-point="8" draw:end-shape="id2" draw:end-glue-point="9" svg:d="M8350 4374h1326v1h1373" svg:viewBox="0 0 2700 2">
          <text:p/>
        </draw:connector>
        <draw:connector draw:style-name="gr11" draw:text-style-name="P2" draw:layer="layout" draw:line-skew="-0.799cm" svg:x1="12.299cm" svg:y1="3.475cm" svg:x2="7.599cm" svg:y2="3.425cm" draw:start-shape="id2" draw:start-glue-point="12" draw:end-shape="id1" draw:end-glue-point="10" svg:d="M12299 3475v-1350h-4700v1300" svg:viewBox="0 0 4701 1351">
          <text:p text:style-name="P1"><text:span text:style-name="T1">Check back in</text:span></text:p>
        </draw:connector>
        <draw:connector draw:style-name="gr12" draw:text-style-name="P1" draw:layer="layout" svg:x1="8.35cm" svg:y1="3.776cm" svg:x2="11cm" svg:y2="3.775cm" draw:start-shape="id1" draw:start-glue-point="9" draw:end-shape="id2" draw:end-glue-point="8" svg:d="M8350 3776h1326v-1h1324" svg:viewBox="0 0 2651 2">
          <text:p/>
        </draw:connector>
        <draw:connector draw:style-name="gr13" draw:text-style-name="P1" draw:layer="layout" svg:x1="16.4cm" svg:y1="4.075cm" svg:x2="18.5cm" svg:y2="4.075cm" draw:start-shape="id2" draw:start-glue-point="7" draw:end-shape="id3" draw:end-glue-point="5" svg:d="M16400 4075h2100" svg:viewBox="0 0 2101 1">
          <text:p/>
        </draw:connector>
        <draw:connector draw:style-name="gr11" draw:text-style-name="P2" draw:layer="layout" draw:line-skew="-0.849cm" svg:x1="21.6cm" svg:y1="3.475cm" svg:x2="15.097cm" svg:y2="3.475cm" draw:start-shape="id3" draw:start-glue-point="4" draw:end-shape="id2" draw:end-glue-point="13" svg:d="M21600 3475v-1350h-6503v1350" svg:viewBox="0 0 6504 1351">
          <text:p text:style-name="P1"><text:span text:style-name="T1">Maker Check Reject</text:span></text:p>
        </draw:connector>
        <draw:connector draw:style-name="gr13" draw:text-style-name="P2" draw:layer="layout" svg:x1="21.6cm" svg:y1="4.675cm" svg:x2="21.6cm" svg:y2="7.15cm" draw:start-shape="id3" draw:start-glue-point="6" draw:end-shape="id4" svg:d="M21600 4675v2475" svg:viewBox="0 0 1 2476">
          <text:p/>
        </draw:connector>
        <draw:connector draw:style-name="gr14" draw:text-style-name="P1" draw:layer="layout" svg:x1="24.7cm" svg:y1="4.375cm" svg:x2="24.35cm" svg:y2="7.75cm" draw:start-shape="id3" draw:start-glue-point="8" draw:end-shape="id4" draw:end-glue-point="7" svg:d="M24700 4375h502v3375h-852" svg:viewBox="0 0 853 3376">
          <text:p/>
        </draw:connector>
        <draw:connector draw:style-name="gr14" draw:text-style-name="P1" draw:layer="layout" svg:x1="23.049cm" svg:y1="8.35cm" svg:x2="23.7cm" svg:y2="11.05cm" draw:start-shape="id4" draw:start-glue-point="10" draw:end-shape="id5" draw:end-glue-point="5" svg:d="M23049 8350v2700h651" svg:viewBox="0 0 652 2701">
          <text:p/>
        </draw:connector>
        <draw:connector draw:style-name="gr13" draw:text-style-name="P1" draw:layer="layout" svg:x1="21.6cm" svg:y1="8.35cm" svg:x2="21.6cm" svg:y2="13.1cm" draw:start-shape="id4" draw:start-glue-point="6" draw:end-shape="id6" draw:end-glue-point="4" svg:d="M21600 8350v4750" svg:viewBox="0 0 1 4751">
          <text:p/>
        </draw:connector>
        <draw:connector draw:style-name="gr13" draw:text-style-name="P1" draw:layer="layout" svg:x1="18.85cm" svg:y1="7.75cm" svg:x2="15.2cm" svg:y2="10.3cm" draw:start-shape="id4" draw:start-glue-point="5" draw:end-shape="id7" draw:end-glue-point="7" svg:d="M18850 7750h-1824v2550h-1826" svg:viewBox="0 0 3651 2551">
          <text:p/>
        </draw:connector>
        <draw:connector draw:style-name="gr15" draw:text-style-name="P3" draw:layer="layout" svg:x1="13.25cm" svg:y1="10.9cm" svg:x2="13.25cm" svg:y2="13cm" draw:start-shape="id7" draw:start-glue-point="6" draw:end-shape="id8" draw:end-glue-point="4" svg:d="M13250 10900v2100" svg:viewBox="0 0 1 2101">
          <text:p text:style-name="P1"><text:span text:style-name="T2">ERROR</text:span></text:p>
        </draw:connector>
        <draw:custom-shape draw:style-name="gr16" draw:text-style-name="P2" xml:id="id9" draw:id="id9" draw:layer="layout" svg:width="2.7cm" svg:height="1.7cm" svg:x="16cm" svg:y="16.3cm">
          <text:p text:style-name="P1"><text:span text:style-name="T1">SPOIL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2" xml:id="id10" draw:id="id10" draw:layer="layout" svg:width="3.1cm" svg:height="1.8cm" svg:x="2.9cm" svg:y="9.4cm">
          <draw:glue-point draw:id="8" svg:x="-2.741cm" svg:y="-5cm"/>
          <text:p text:style-name="P1"><text:span text:style-name="T1">ISSU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" draw:layer="layout" svg:x1="15.15cm" svg:y1="13.55cm" svg:x2="17.35cm" svg:y2="16.3cm" draw:start-shape="id8" draw:start-glue-point="7" draw:end-shape="id9" draw:end-glue-point="4" svg:d="M15150 13550h2200v2750" svg:viewBox="0 0 2201 2751">
          <text:p/>
        </draw:connector>
        <draw:connector draw:style-name="gr13" draw:text-style-name="P1" draw:layer="layout" svg:x1="21.6cm" svg:y1="14.3cm" svg:x2="18.7cm" svg:y2="17.15cm" draw:start-shape="id6" draw:start-glue-point="6" draw:end-shape="id9" draw:end-glue-point="7" svg:d="M21600 14300v2850h-2900" svg:viewBox="0 0 2901 2851">
          <text:p/>
        </draw:connector>
        <draw:connector draw:style-name="gr14" draw:text-style-name="P1" draw:layer="layout" draw:line-skew="0cm -1.624cm" svg:x1="27.6cm" svg:y1="11.05cm" svg:x2="6.75cm" svg:y2="3.425cm" draw:start-shape="id5" draw:start-glue-point="7" draw:end-shape="id1" draw:end-glue-point="4" svg:d="M27600 11050h502v-9750h-21352v2125" svg:viewBox="0 0 21353 9751">
          <text:p/>
        </draw:connector>
        <draw:connector draw:style-name="gr18" draw:text-style-name="P1" draw:layer="layout" draw:line-skew="-1.638cm -0.699cm" svg:x1="12.249cm" svg:y1="4.675cm" svg:x2="2.9cm" svg:y2="10.3cm" draw:start-shape="id2" draw:start-glue-point="10" draw:end-shape="id10" draw:end-glue-point="5" svg:d="M12249 4675v725h-10549v4900h1200" svg:viewBox="0 0 10550 5626">
          <text:p/>
        </draw:connector>
        <draw:connector draw:style-name="gr13" draw:text-style-name="P1" draw:layer="layout" svg:x1="6.6cm" svg:y1="7.3cm" svg:x2="4.45cm" svg:y2="9.4cm" draw:start-shape="id11" draw:start-glue-point="5" draw:end-shape="id10" draw:end-glue-point="4" svg:d="M6600 7300h-2150v2100" svg:viewBox="0 0 2151 2101">
          <text:p/>
        </draw:connector>
        <draw:connector draw:style-name="gr19" draw:text-style-name="P3" draw:layer="layout" svg:x1="11.3cm" svg:y1="10.3cm" svg:x2="6cm" svg:y2="10.3cm" draw:start-shape="id7" draw:start-glue-point="5" draw:end-shape="id10" draw:end-glue-point="7" svg:d="M11300 10300h-5300" svg:viewBox="0 0 5301 1">
          <text:p text:style-name="P1"><text:span text:style-name="T2">PIN NO</text:span></text:p>
        </draw:connector>
        <draw:connector draw:style-name="gr20" draw:text-style-name="P3" draw:layer="layout" svg:x1="13.25cm" svg:y1="9.7cm" svg:x2="9.399cm" svg:y2="7.9cm" draw:start-shape="id7" draw:start-glue-point="4" draw:end-shape="id11" draw:end-glue-point="9" svg:d="M13250 9700v-899h-3851v-901" svg:viewBox="0 0 3852 1801">
          <text:p text:style-name="P1"><text:span text:style-name="T2">PIN YES</text:span></text:p>
        </draw:connector>
        <draw:connector draw:style-name="gr14" draw:text-style-name="P1" draw:layer="layout" svg:x1="13.7cm" svg:y1="4.675cm" svg:x2="10.4cm" svg:y2="7.3cm" draw:start-shape="id2" draw:start-glue-point="6" draw:end-shape="id11" draw:end-glue-point="7" svg:d="M13700 4675v2625h-3300" svg:viewBox="0 0 3301 2626">
          <text:p/>
        </draw:connector>
        <draw:connector draw:style-name="gr14" draw:text-style-name="P1" draw:layer="layout" svg:x1="8.5cm" svg:y1="6.7cm" svg:x2="3.601cm" svg:y2="9.4cm" draw:start-shape="id11" draw:start-glue-point="4" draw:end-shape="id10" draw:end-glue-point="8" svg:d="M8500 6700v-501h-4899v3201" svg:viewBox="0 0 4900 3202">
          <text:p/>
        </draw:connector>
        <draw:connector draw:style-name="gr13" draw:text-style-name="P1" draw:layer="layout" svg:x1="8.5cm" svg:y1="7.9cm" svg:x2="11.401cm" svg:y2="13.301cm" draw:start-shape="id11" draw:end-shape="id8" draw:end-glue-point="8" svg:d="M8500 7900v5401h2901" svg:viewBox="0 0 2902 5402">
          <text:p/>
        </draw:connector>
        <draw:connector draw:style-name="gr18" draw:text-style-name="P1" draw:layer="layout" svg:x1="7.401cm" svg:y1="7.9cm" svg:x2="11.401cm" svg:y2="13.899cm" draw:start-shape="id11" draw:start-glue-point="8" draw:end-shape="id8" draw:end-glue-point="9" svg:d="M7401 7900v5999h4000" svg:viewBox="0 0 4001 6000">
          <text:p/>
        </draw:connector>
        <draw:connector draw:style-name="gr14" draw:text-style-name="P1" draw:layer="layout" svg:x1="13.25cm" svg:y1="14.1cm" svg:x2="16cm" svg:y2="17.15cm" draw:start-shape="id8" draw:start-glue-point="6" draw:end-shape="id9" draw:end-glue-point="5" svg:d="M13250 14100v3050h2750" svg:viewBox="0 0 2751 3051">
          <text:p/>
        </draw:connector>
        <draw:connector draw:style-name="gr14" draw:text-style-name="P1" draw:layer="layout" svg:x1="24.7cm" svg:y1="3.775cm" svg:x2="25.65cm" svg:y2="10.4cm" draw:start-shape="id3" draw:start-glue-point="9" draw:end-shape="id5" draw:end-glue-point="4" svg:d="M24700 3775h950v6625" svg:viewBox="0 0 951 6626">
          <text:p/>
        </draw:connector>
        <draw:custom-shape draw:style-name="gr21" draw:text-style-name="P4" draw:layer="layout" svg:width="3.4cm" svg:height="0.7cm" svg:x="24.2cm" svg:y="1.8cm">
          <text:p text:style-name="P1"><text:span text:style-name="T3">Start of Classic Card</text:span></text:p>
          <draw:enhanced-geometry svg:viewBox="0 0 21600 21600" draw:mirror-horizontal="false" draw:type="line-callout-1" draw:modifiers="-12670.3910614525 59561.7689015692 -1587.76830344016 17070.470756062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1" draw:text-style-name="P4" draw:layer="layout" svg:width="3.4cm" svg:height="0.7cm" svg:x="1.783cm" svg:y="1.819cm">
          <text:p text:style-name="P1"><text:span text:style-name="T3">Start of Instant Card</text:span></text:p>
          <draw:enhanced-geometry svg:viewBox="0 0 21600 21600" draw:mirror-horizontal="false" draw:type="line-callout-1" draw:modifiers="23378.300499853 58976.3195435093 -1587.76830344016 17070.470756062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19" draw:text-style-name="P5" draw:layer="layout" svg:x1="1.8cm" svg:y1="18cm" svg:x2="6.5cm" svg:y2="18cm">
          <text:p text:style-name="P1"><text:span text:style-name="T4">Instant Card Issue</text:span></text:p>
        </draw:line>
        <draw:line draw:style-name="gr22" draw:text-style-name="P2" draw:layer="layout" svg:x1="1.8cm" svg:y1="19.3cm" svg:x2="6.5cm" svg:y2="19.3cm">
          <text:p text:style-name="P1"><text:span text:style-name="T1">Classic Card Issue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918" svg:d="M737 1131h394l-564-1131-567 1131h398l-398 787h1131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image-width="0cm" draw:fill-image-height="0cm" draw:textarea-horizontal-align="center" draw:textarea-vertical-align="middle" draw:fit-to-size="false" draw:fit-to-contour="false" fo:padding-top="0cm" fo:padding-bottom="0cm" fo:padding-left="0cm" fo:padding-right="0cm"/>
      <style:text-properties fo:color="#00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5T11:09:33.250000000</meta:creation-date>
    <dc:date>2014-08-19T16:00:28.658000000</dc:date>
    <meta:editing-duration>PT7H18M4S</meta:editing-duration>
    <meta:editing-cycles>15</meta:editing-cycles>
    <meta:generator>LibreOffice/4.3.0.4$Windows_x86 LibreOffice_project/62ad5818884a2fc2e5780dd45466868d41009ec0</meta:generator>
    <meta:document-statistic meta:object-count="39"/>
  </office:meta>
</office:document-meta>
</file>